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consolidatio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
      <script:event-listener script:language="ooo:script" script:event-name="dom:load" xlink:href="vnd.sun.star.script:Standard.consolidation.initChemin?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office:event-listeners>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59cm"/>
    </style:style>
    <style:style style:name="co2" style:family="table-column">
      <style:table-column-properties fo:break-before="auto" style:column-width="2.829cm"/>
    </style:style>
    <style:style style:name="co3" style:family="table-column">
      <style:table-column-properties fo:break-before="auto" style:column-width="2.267cm"/>
    </style:style>
    <style:style style:name="co4" style:family="table-column">
      <style:table-column-properties fo:break-before="auto" style:column-width="2.723cm"/>
    </style:style>
    <style:style style:name="ro1" style:family="table-row">
      <style:table-row-properties style:row-height="0.453cm" fo:break-before="auto" style:use-optimal-row-height="true"/>
    </style:style>
    <style:style style:name="ro2" style:family="table-row">
      <style:table-row-properties style:row-height="0.263cm" fo:break-before="auto" style:use-optimal-row-height="false"/>
    </style:style>
    <style:style style:name="ro3" style:family="table-row">
      <style:table-row-properties style:row-height="0.499cm" fo:break-before="auto" style:use-optimal-row-height="false"/>
    </style:style>
    <style:style style:name="ro4" style:family="table-row">
      <style:table-row-properties style:row-height="0.57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cm"/>
    </style:style>
    <style:style style:name="ce2" style:family="table-cell" style:parent-style-name="Default">
      <style:table-cell-properties fo:background-color="#ffff99"/>
    </style:style>
    <style:style style:name="ce3" style:family="table-cell" style:parent-style-name="Default">
      <style:table-cell-properties fo:background-color="#ccffff" fo:border="0.002cm solid #000000"/>
    </style:style>
    <style:style style:name="ce4" style:family="table-cell" style:parent-style-name="Default">
      <style:table-cell-properties fo:background-color="#cccccc" style:text-align-source="fix" style:repeat-content="false" fo:border="none" style:rotation-angle="90" style:vertical-align="middle"/>
      <style:paragraph-properties fo:text-align="center"/>
    </style:style>
    <style:style style:name="ce5" style:family="table-cell" style:parent-style-name="Default">
      <style:table-cell-properties fo:background-color="#cccccc" style:text-align-source="fix" style:repeat-content="false" fo:border="0.002cm solid #000000" style:rotation-angle="90" style:vertical-align="middle"/>
      <style:paragraph-properties fo:text-align="center"/>
    </style:style>
    <style:style style:name="ce6" style:family="table-cell" style:parent-style-name="Default">
      <style:table-cell-properties fo:background-color="#cccccc"/>
    </style:style>
    <style:style style:name="ce7" style:family="table-cell" style:parent-style-name="Default">
      <style:table-cell-properties fo:background-color="#ffff99" style:text-align-source="fix" style:repeat-content="false"/>
      <style:paragraph-properties fo:text-align="center" fo:margin-left="0cm"/>
    </style:style>
    <style:style style:name="ce8" style:family="table-cell" style:parent-style-name="Default">
      <style:table-cell-properties style:text-align-source="fix" style:repeat-content="false" fo:background-color="transparent" fo:border="none"/>
      <style:paragraph-properties fo:text-align="center" fo:margin-left="0cm"/>
    </style:style>
    <style:style style:name="ce9" style:family="table-cell" style:parent-style-name="Default">
      <style:table-cell-properties fo:background-color="#cccccc" fo:border="none"/>
    </style:style>
    <style:style style:name="ce10" style:family="table-cell" style:parent-style-name="Default">
      <style:table-cell-properties fo:background-color="transparent"/>
    </style:style>
    <style:style style:name="ce11" style:family="table-cell" style:parent-style-name="Default">
      <style:table-cell-properties fo:background-color="#e6e6e6"/>
    </style:style>
    <style:style style:name="ce12" style:family="table-cell" style:parent-style-name="Default">
      <style:table-cell-properties fo:background-color="#ffffcc"/>
    </style:style>
    <style:style style:name="ce13" style:family="table-cell" style:parent-style-name="Default">
      <style:table-cell-properties style:text-align-source="fix" style:repeat-content="false" fo:border="0.002cm solid #000000"/>
      <style:paragraph-properties fo:text-align="center" fo:margin-left="0cm"/>
      <style:text-properties fo:font-weight="bold"/>
    </style:style>
    <style:style style:name="ce14" style:family="table-cell" style:parent-style-name="Default">
      <style:table-cell-properties fo:background-color="#99ccff"/>
    </style:style>
    <style:style style:name="gr1" style:family="graphic">
      <style:graphic-properties draw:marker-start="Extrémité_20_de_20_ligne_20_1" draw:marker-start-width="0.2cm" draw:marker-start-center="false" draw:fill="solid" draw:fill-color="#ffffc0" fo:min-height="0.396cm" fo:padding-top="0.1cm" fo:padding-bottom="0.1cm" fo:padding-left="0.1cm" fo:padding-right="0.1cm" draw:shadow="hidden" draw:shadow-offset-x="0.1cm" draw:shadow-offset-y="0.1cm" draw:caption-escape-direction="auto"/>
    </style:style>
    <style:style style:name="gr2" style:family="graphic">
      <style:graphic-properties draw:marker-start="Extrémité_20_de_20_ligne_20_1" draw:marker-start-width="0.2cm" draw:marker-start-center="false" draw:fill="solid" draw:fill-color="#ffffc0" fo:min-height="0.791cm" fo:padding-top="0.1cm" fo:padding-bottom="0.1cm" fo:padding-left="0.1cm" fo:padding-right="0.1cm" draw:shadow="hidden" draw:shadow-offset-x="0.1cm" draw:shadow-offset-y="0.1cm"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fo:hyphenate="false"/>
    </style:style>
    <style:style style:name="P3" style:family="paragraph">
      <style:paragraph-properties style:text-autospace="none" style:line-break="normal" style:writing-mode="page"/>
      <style:text-properties style:text-outline="false" style:text-line-through-style="none" style:font-name="Arial" fo:font-size="10pt" fo:language="fr" fo:country="FR" fo:font-style="normal" fo:text-shadow="none" style:text-underline-style="none" fo:font-weight="normal" style:text-und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fr" fo:country="FR" fo:font-style="normal" fo:text-shadow="none" style:text-underline-style="none" fo:font-weight="normal" style:text-und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style>
  </office:automatic-styles>
  <office:body>
    <office:spreadsheet>
      <table:table table:name="Consolidation" table:style-name="ta1" table:print="fals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Consolidation of target field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solidation.Consolidation?language=Basic&amp;location=document"/>
              </office:event-listeners>
            </form:button>
            <form:button form:name="PushButton1" form:control-implementation="ooo:com.sun.star.form.component.CommandButton" form:id="control2" form:label="Show target field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solidation.MasqueChoixChamp?language=Basic&amp;location=document"/>
              </office:event-listeners>
            </form:button>
            <form:button form:name="PushButton" form:control-implementation="ooo:com.sun.star.form.component.CommandButton" form:id="control3" form:label="Consolidation of all named field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solidation.ConsolidationTousChampsNommes?language=Basic&amp;location=document"/>
              </office:event-listeners>
            </form:button>
            <form:button form:name="PushButton1" form:control-implementation="ooo:com.sun.star.form.component.CommandButton" form:id="control4" form:label="Add target field"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solidation.ajoutCible?language=Basic&amp;location=document"/>
              </office:event-listeners>
            </form:button>
            <form:button form:name="PushButton1" form:control-implementation="ooo:com.sun.star.form.component.CommandButton" form:id="control5" form:label="..."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solidation.changeChemin?language=Basic&amp;location=document"/>
              </office:event-listeners>
            </form:button>
          </form:form>
        </office:forms>
        <table:table-column table:style-name="co1" table:default-cell-style-name="Default"/>
        <table:table-column table:style-name="co2" table:default-cell-style-name="Default"/>
        <table:table-column table:style-name="co3" table:number-columns-repeated="7" table:default-cell-style-name="Default"/>
        <table:table-column table:style-name="co4" table:default-cell-style-name="Default"/>
        <table:table-column table:style-name="co3" table:number-columns-repeated="246" table:default-cell-style-name="Default"/>
        <table:table-row table:style-name="ro1">
          <table:table-cell table:number-columns-repeated="256"/>
        </table:table-row>
        <table:table-row table:style-name="ro1">
          <table:table-cell table:style-name="ce1" office:value-type="string" table:number-columns-spanned="3" table:number-rows-spanned="1">
            <text:p>Path of target files <text:s/>: <text:s text:c="6"/></text:p>
          </table:table-cell>
          <table:covered-table-cell/>
          <table:covered-table-cell>
            <draw:control table:end-cell-address="Consolidation.C2" table:end-x="2.112cm" table:end-y="0.417cm" draw:z-index="4" draw:text-style-name="P1" svg:width="0.607cm" svg:height="0.37cm" svg:x="1.504cm" svg:y="0.046cm" draw:control="control5"/>
          </table:covered-table-cell>
          <table:table-cell table:style-name="ce12" office:value-type="string" table:number-columns-spanned="7" table:number-rows-spanned="1">
            <text:p>file:///C:/Documents%20and%20Settings/olivierh/Bureau/olivier/develOObase/consolidation</text:p>
          </table:table-cell>
          <table:covered-table-cell table:number-columns-repeated="6"/>
          <table:table-cell table:number-columns-repeated="246"/>
        </table:table-row>
        <table:table-row table:style-name="ro1">
          <table:table-cell table:style-name="ce1" office:value-type="string" table:number-columns-spanned="3" table:number-rows-spanned="1">
            <text:p><text:s/>Criterion of search <text:s/>target files : </text:p>
          </table:table-cell>
          <table:covered-table-cell table:number-columns-repeated="2"/>
          <table:table-cell table:style-name="ce12" office:value-type="string">
            <text:p>*.ods</text:p>
          </table:table-cell>
          <table:table-cell table:number-columns-repeated="252"/>
        </table:table-row>
        <table:table-row table:style-name="ro1">
          <table:table-cell/>
          <table:table-cell>
            <draw:control table:end-cell-address="Consolidation.D6" table:end-x="0.881cm" table:end-y="0.129cm" draw:z-index="1" draw:text-style-name="P1" svg:width="3.206cm" svg:height="0.599cm" svg:x="2.751cm" svg:y="0.433cm" draw:control="control2"/>
          </table:table-cell>
          <table:table-cell/>
          <table:table-cell>
            <draw:control table:end-cell-address="Consolidation.E6" table:end-x="2.008cm" table:end-y="0.13cm" draw:z-index="3" draw:text-style-name="P1" svg:width="3.21cm" svg:height="0.6cm" svg:x="1.055cm" svg:y="0.433cm" draw:control="control4"/>
          </table:table-cell>
          <table:table-cell/>
          <table:table-cell>
            <draw:control table:end-cell-address="Consolidation.G6" table:end-x="2.108cm" table:end-y="0.13cm" draw:z-index="0" draw:text-style-name="P1" svg:width="4.36cm" svg:height="0.6cm" svg:x="0.006cm" svg:y="0.433cm" draw:control="control1"/>
          </table:table-cell>
          <table:table-cell/>
          <table:table-cell>
            <draw:control table:end-cell-address="Consolidation.J6" table:end-x="1.01cm" table:end-y="0.13cm" draw:z-index="2" draw:text-style-name="P1" svg:width="5cm" svg:height="0.6cm" svg:x="0.525cm" svg:y="0.433cm" draw:control="control3"/>
          </table:table-cell>
          <table:table-cell table:number-columns-repeated="248"/>
        </table:table-row>
        <table:table-row table:style-name="ro1" table:number-rows-repeated="2">
          <table:table-cell table:number-columns-repeated="256"/>
        </table:table-row>
        <table:table-row table:style-name="ro1">
          <table:table-cell table:number-columns-repeated="3"/>
          <table:table-cell table:style-name="ce13" office:value-type="string" table:number-columns-spanned="5" table:number-rows-spanned="1">
            <text:p>Consolidation of calc files</text:p>
          </table:table-cell>
          <table:covered-table-cell table:number-columns-repeated="4"/>
          <table:table-cell table:number-columns-repeated="248"/>
        </table:table-row>
        <table:table-row table:style-name="ro1">
          <table:table-cell table:number-columns-repeated="256"/>
        </table:table-row>
        <table:table-row table:style-name="ro1">
          <table:table-cell table:style-name="ce2" office:value-type="string" table:number-columns-spanned="2" table:number-rows-spanned="1">
            <text:p>Title of target field -&gt;</text:p>
          </table:table-cell>
          <table:covered-table-cell table:style-name="ce7"/>
          <table:table-cell table:style-name="ce2" office:value-type="string">
            <text:p>Val1</text:p>
          </table:table-cell>
          <table:table-cell table:style-name="ce2" office:value-type="string">
            <text:p>Val2</text:p>
          </table:table-cell>
          <table:table-cell table:number-columns-repeated="252"/>
        </table:table-row>
        <table:table-row table:style-name="ro1" table:visibility="collapse">
          <table:table-cell table:style-name="ce3" office:value-type="string" table:number-columns-spanned="2" table:number-rows-spanned="1">
            <office:annotation draw:style-name="gr1" draw:text-style-name="P3" svg:width="2.899cm" svg:height="0.596cm" svg:x="4.274cm" svg:y="2.565cm" draw:caption-point-x="-4.274cm" draw:caption-point-y="-2.565cm">
              <dc:date>2006-10-29T00:00:00</dc:date>
              <text:p text:style-name="P2"><text:span text:style-name="T1">Sheet name</text:span></text:p>
            </office:annotation>
            <text:p>Sheet name</text:p>
          </table:table-cell>
          <table:covered-table-cell table:style-name="ce3"/>
          <table:table-cell table:number-columns-repeated="2" table:style-name="ce3" office:value-type="string">
            <text:p>Sheet1</text:p>
          </table:table-cell>
          <table:table-cell table:number-columns-repeated="252"/>
        </table:table-row>
        <table:table-row table:style-name="ro1" table:visibility="collapse">
          <table:table-cell table:style-name="ce3" office:value-type="string" table:number-columns-spanned="2" table:number-rows-spanned="1">
            <office:annotation draw:style-name="gr2" draw:text-style-name="P3" svg:width="2.899cm" svg:height="0.991cm" svg:x="4.274cm" svg:y="3.017cm" draw:caption-point-x="-4.274cm" draw:caption-point-y="-3.017cm">
              <dc:date>2006-10-29T00:00:00</dc:date>
              <text:p text:style-name="P2"><text:span text:style-name="T1">Cell name or address</text:span></text:p>
            </office:annotation>
            <text:p>Cell name</text:p>
          </table:table-cell>
          <table:covered-table-cell table:style-name="ce3"/>
          <table:table-cell table:style-name="ce3" office:value-type="string">
            <text:p>A1</text:p>
          </table:table-cell>
          <table:table-cell table:style-name="ce3" office:value-type="string">
            <text:p>CellName</text:p>
          </table:table-cell>
          <table:table-cell table:number-columns-repeated="252"/>
        </table:table-row>
        <table:table-row table:style-name="ro2">
          <table:table-cell/>
          <table:table-cell table:style-name="ce8"/>
          <table:table-cell table:style-name="ce10"/>
          <table:table-cell table:number-columns-repeated="253"/>
        </table:table-row>
        <table:table-row table:style-name="ro3">
          <table:table-cell table:style-name="ce4" office:value-type="string" table:number-columns-spanned="1" table:number-rows-spanned="4">
            <text:p>Files</text:p>
          </table:table-cell>
          <table:table-cell table:style-name="ce9"/>
          <table:table-cell table:style-name="ce11"/>
          <table:table-cell table:style-name="ce14"/>
          <table:table-cell table:number-columns-repeated="252"/>
        </table:table-row>
        <table:table-row table:style-name="ro3">
          <table:covered-table-cell table:style-name="ce5"/>
          <table:table-cell table:style-name="ce6"/>
          <table:table-cell table:style-name="ce11"/>
          <table:table-cell table:style-name="ce14"/>
          <table:table-cell table:number-columns-repeated="252"/>
        </table:table-row>
        <table:table-row table:style-name="ro3">
          <table:covered-table-cell table:style-name="ce5"/>
          <table:table-cell table:style-name="ce6"/>
          <table:table-cell table:style-name="ce11"/>
          <table:table-cell table:style-name="ce14"/>
          <table:table-cell table:number-columns-repeated="252"/>
        </table:table-row>
        <table:table-row table:style-name="ro3">
          <table:covered-table-cell table:style-name="ce5"/>
          <table:table-cell table:style-name="ce6"/>
          <table:table-cell table:style-name="ce11"/>
          <table:table-cell table:style-name="ce14"/>
          <table:table-cell table:number-columns-repeated="2"/>
          <table:table-cell table:style-name="ce10" table:number-columns-repeated="240"/>
          <table:table-cell table:number-columns-repeated="10"/>
        </table:table-row>
        <table:table-row table:style-name="ro3">
          <table:table-cell table:style-name="ce6" table:number-columns-repeated="2"/>
          <table:table-cell table:style-name="ce11"/>
          <table:table-cell table:style-name="ce14"/>
          <table:table-cell table:number-columns-repeated="2"/>
          <table:table-cell table:style-name="ce10" table:number-columns-repeated="240"/>
          <table:table-cell table:number-columns-repeated="10"/>
        </table:table-row>
        <table:table-row table:style-name="ro3">
          <table:table-cell table:number-columns-repeated="2"/>
          <table:table-cell table:style-name="ce10" table:number-columns-repeated="254"/>
        </table:table-row>
        <table:table-row table:style-name="ro3">
          <table:table-cell table:number-columns-repeated="2"/>
          <table:table-cell table:style-name="ce10" table:number-columns-repeated="5"/>
          <table:table-cell table:number-columns-repeated="249"/>
        </table:table-row>
        <table:table-row table:style-name="ro1">
          <table:table-cell table:number-columns-repeated="2"/>
          <table:table-cell table:style-name="ce10" table:number-columns-repeated="5"/>
          <table:table-cell table:number-columns-repeated="249"/>
        </table:table-row>
        <table:table-row table:style-name="ro4">
          <table:table-cell table:number-columns-repeated="6"/>
          <table:table-cell table:style-name="ce10"/>
          <table:table-cell table:number-columns-repeated="249"/>
        </table:table-row>
        <table:table-row table:style-name="ro1" table:number-rows-repeated="2">
          <table:table-cell table:number-columns-repeated="6"/>
          <table:table-cell table:style-name="ce10"/>
          <table:table-cell table:number-columns-repeated="249"/>
        </table:table-row>
        <table:table-row table:style-name="ro1">
          <table:table-cell table:number-columns-repeated="6"/>
          <table:table-cell table:style-name="ce10"/>
          <table:table-cell table:number-columns-repeated="249"/>
        </table:table-row>
      </table:table>
      <table:named-expressions>
        <table:named-range table:name="zoneCible" table:base-cell-address="$Consolidation.$I$8" table:cell-range-address="$Consolidation.$C$10:.$D$11"/>
        <table:named-range table:name="selfic" table:base-cell-address="$Consolidation.$E$3" table:cell-range-address="$Consolidation.$D$3"/>
        <table:named-expression table:name="val1" table:base-cell-address="$Consolidation.$B$6" table:expression="$#REF !.$B$6"/>
        <table:named-range table:name="zoneFic" table:base-cell-address="$Consolidation.$B$9" table:cell-range-address="$Consolidation.$B$12"/>
        <table:named-range table:name="cheminfic" table:base-cell-address="$Consolidation.$E$2" table:cell-range-address="$Consolidation.$D$2"/>
        <table:named-range table:name="finZoneCible" table:base-cell-address="$Consolidation.$B$1" table:cell-range-address="$Consolidation.$D$9:.$D$1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font-size-asian="24pt" style:language-asian="fr" style:country-asian="FR" style:font-size-complex="24pt" style:language-complex="fr" style:country-complex="FR"/>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_20_de_20_ligne_20_1" draw:display-name="Extrémité de ligne 1" svg:viewBox="0 0 20 30" svg:d="m10 0-10 30h20z"/>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10-30">30/10/2006</text:date>, <text:time>21:33: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 Consolidation of files calc</dc:title>
    <dc:description>This document makes it possible to consolidate a series of files in only one click. You choose a folder (by defect the folder where is this file), a search criterion of the files what will allow to define the list of the consolidation files. You can add target fields which will be to collect in the various files by indicating the name of the sheet and the cell (either the address or the name of the cell). A button makes it possible to hide or show the target zones. Either to launch you the consolidation on the fields inscrient in the zone of the target fields, or to launch you the consolidation on all the fields named in the various documents.

I confirm that I am the sole author of this template or graphic. This work is created from my own ideas and materials. No third party license or materials are included that will affect licensing under the Public Document License (PDL) or GNU Lesser General Public License (LGPL). Furthermore I confirm that I am entitled to place the submitted template or graphic under this license.

</dc:description>
    <dc:subject>To consolidate files calc in only one click</dc:subject>
    <meta:creation-date>2006-10-17T19:42:52</meta:creation-date>
    <dc:date>2006-10-30T21:33:22</dc:date>
    <meta:keyword>Consolidation</meta:keyword>
    <dc:language>fr-FR</dc:language>
    <meta:editing-cycles>274</meta:editing-cycles>
    <meta:editing-duration>PT13H35M32S</meta:editing-duration>
    <meta:user-defined meta:name="First name Name">Olivier Haegi</meta:user-defined>
    <meta:user-defined meta:name="email">olivier.haegi@free.fr</meta:user-defined>
    <meta:user-defined meta:name="Address">60 rue Joseph Doury 44300 NANTES</meta:user-defined>
    <meta:user-defined meta:name="License">LGPL</meta:user-defined>
    <meta:document-statistic meta:table-count="1" meta:cell-count="15" meta:object-count="5"/>
  </office:meta>
</office:document-meta>
</file>

<file path=Basic/Standard/consolidation.xml><?xml version="1.0" encoding="utf-8"?>
<!DOCTYPE module  PUBLIC '-//OpenOffice.org//DTD OfficeDocument 1.0//EN'  'module.dtd'>
<script:module xmlns:script="http://openoffice.org/2000/script" script:name="consolidation" script:language="StarBasic">REM  *****  BASIC  *****

'Private Const LblAfficheChamps = "Afficher cellules ciblées"
Private Const LblAfficheChamps = "Show target fields"
'Private Const LblMasqueChamps = "Masquer cellules ciblées"
Private Const LblMasqueChamps = "Hide target fields"
'Private Const MsgConsolidationCellulesCibleesNomFichier = "Consolidation svt cellules ciblées / Traitement du fichier : "
Private Const MsgConsolidationCellulesCibleesNomFichier = "Consolidation / File : "
'Private Const MsgConsolidationCellulesCibleesFin = "Consolidation svt cellules ciblées / Traitement terminé "
Private Const MsgConsolidationCellulesCibleesFin = "Consolidation / End"
'Private Const MsgConsolidationChampsNommesNomFichier = "Consolidation svt champs nommés / Traitement du fichier : "
Private Const MsgConsolidationChampsNommesNomFichier = "Consolidation / File :"  
'Private Const MsgConsolidationChampsNommesFin = "Consolidation svt champs nommés / Traitement terminé "
Private Const MsgConsolidationChampsNommesFin = "Consolidation / End"

private Const MsgNomCible="Title target : "
private Const MsgNomFeuille="Name of target sheet : "
private Const MsgNomCell="Name of target cell : "


Sub Main
	'initChemin
	'Consolidation
	'ConsolCibleNomme
End Sub


Private Sub initChemin
	Dim doc as Object
	doc = thisComponent
	Dim zoneCible as Object
	zoneCible = doc.Sheets(0).getCellRangeByName("cheminfic")
	zoneCible.String = ConvertToUrl(curDir())
End Sub


Private Sub changeChemin
	Dim doc as Object
	doc = thisComponent
	Dim zoneCible as Object
	zoneCible = doc.Sheets(0).getCellRangeByName("cheminfic")
	
	Dim FP as Object
	FP = CreateUnoService("com.sun.star.ui.dialogs.FolderPicker")
	With FP
		.DisplayDirectory = ConvertToUrl(zoneCible.String)
		If .Execute = com.sun.star.ui.dialogs.ExecutableDialogResults.OK then
			zoneCible.String = .Directory
			'print(FP.DisplayDirectory)
		End If
	End With
End Sub


Private Sub MasqueChoixChamp(evt as Object)
	'xray(evt)
	Dim doc as Object
	doc = thisComponent
	Dim zoneCible as Object
	zoneCible=doc.Sheets(0).getCellRangeByName("zoneCible")
	doc.currentController.Select(zoneCible)
	
	rem ----------------------------------------------------------------------
	Dim document as Object
	Dim dispatcher as Object
	document = ThisComponent.CurrentController.Frame
	dispatcher = createUnoService("com.sun.star.frame.DispatchHelper")

	rem ----------------------------------------------------------------------
	if evt.Source.Model.Label = LblMasqueChamps   then
		evt.Source.Model.Label = LblAfficheChamps 
		dispatcher.executeDispatch(document, ".uno:HideRow", "", 0, Array())
	else
		evt.Source.Model.Label = LblMasqueChamps 
		dispatcher.executeDispatch(document, ".uno:ShowRow", "", 0, Array())
	end if

End Sub

Sub ConsolidationTousChampsNommes
	' Le document courant
	Dim doc as Object
	doc = thisComponent
	'Gele les interactions utilisateur
	doc.lockControllers
	'Gestion de l'indicateur de progression
	dim avance as object
	avance=doc.CurrentController.StatusIndicator
	
	'Variables des Zones nommes
	Dim lesZones as Object
	Dim uneZone as Object
	Dim resFeuilleZone() as String
	Dim sNomFeuille as string
	Dim bPresenceChamp as boolean
	
	'Definition des couleur
	Dim couleurFichier as double
	couleurFichier=13421772
	Dim couleurPaireValeur as double
	couleurPaireValeur=15132390
	Dim couleurImpaireValeur as Double
	couleurImpaireValeur=10079487
	Dim couleurCourant as Double
	couleurCourant=couleurPaireValeur
	
	' Gestion des fichiers
	dim sSelFic as String
	sSelFic=doc.Sheets(0).getCellRangeByName("selfic").String
	dim zoneCible as object
	zoneCible=doc.Sheets(0).getCellRangeByName("zoneCible")
	dim zoneFic as object
	zoneFic=doc.Sheets(0).getCellRangeByName("zoneFic")
	

	Dim sFeuille as String
	Dim SCellule as String

	dim docCible as Object
	dim sFic as String
	dim sChemin as string
	sChemin=convertToURL(doc.Sheets(0).getCellRangeByName("cheminfic").string)
	dim r as Object
	dim propFich(0) as new com.sun.star.beans.PropertyValue
	propFich(0).name="Hidden"
	propFich(0).value=True
	sFic=Dir(sChemin &amp; "/" &amp; sSelFic,0)
	'Nbre de fichier
	dim nFic as integer
	nFic=0
	while sFic &lt;&gt; ""
		if (sChemin &amp; "/" &amp; sFic) &lt;&gt; doc.URL then
			nFic=nFic+1
		end if
		sFic=Dir()
	Wend
	avance.start(MsgConsolidationChampsNommesNomFichier,nFic)
	sFic=Dir(sChemin &amp; "/" &amp; sSelFic,0)
	nFic=0
	while sFic &lt;&gt; ""
		if (sChemin &amp; "/" &amp; sFic) &lt;&gt; doc.URL then
			nFic=nFic+1
			avance.Value=nFic
			avance.Text=MsgConsolidationChampsNommesNomFichier &amp; sFic
			' Ecriture du nom du fichier dans le tableau
			doc.Sheets(0).getCellByPosition(zoneFic.RangeAddress.EndColumn _
			                                ,zoneFic.RangeAddress.EndRow+nFic).string=sFic
			'Change la couleur de la cellule et celle juste à gauche
			doc.Sheets(0).getCellByPosition(zoneFic.RangeAddress.EndColumn _
			                                ,zoneFic.RangeAddress.EndRow+nFic).cellBackColor=couleurFichier 
			doc.Sheets(0).getCellByPosition(zoneFic.RangeAddress.EndColumn-1 _
			                                ,zoneFic.RangeAddress.EndRow+nFic).cellBackColor=couleurFichier    
			'ouverture du fichier
			docCible=StarDesktop.LoadComponentFromURL( _
			                      convertToURL(curDir() &amp; getPathSeparator &amp; sFic), _
			                      "_blank", _
			                      0, _
			                      propFich())
			
			lesZones=docCible.NamedRanges
			for each uneZone in lesZones
				'Recuperation du nom de la feuille
				resFeuilleZone=Split(uneZone.content,".",3)
				sNomFeuille=resFeuilleZone(0)
				sNomFeuille=mid(sNomFeuille,2)
				'Recuperation du nom de la cellule
				sNomCellule=uneZone.Name
				bPresenceChamp=False
				for i=0 to (zoneCible.RangeAddress.EndColumn-zoneCible.RangeAddress.StartColumn)
					sFeuille=zoneCible.getCellByPosition(i,0).String
					SCellule=zoneCible.getCellByPosition(i,1).String
					 
					if SCellule=sNomCellule then
						bPresenceChamp=True
					end if
				next 
				if bPresenceChamp=False then
					ajoutCibleParam(sNomCellule,sNomFeuille,sNomCellule)
				end if
				'print(sNomFeuille &amp; " / " &amp; uneZone.Name)
				
			next
			
			zoneCible=doc.Sheets(0).getCellRangeByName("zoneCible")
			
			for i=0 to (zoneCible.RangeAddress.EndColumn-zoneCible.RangeAddress.StartColumn)
				sFeuille=zoneCible.getCellByPosition(i,0).String
				SCellule=zoneCible.getCellByPosition(i,1).String
				on error resume next
					r=docCible.Sheets(sFeuille).getCellRangeByName(SCellule)
					if IsNull(r) then
						'print(sFeuille &amp; "/" &amp; SCellule &amp; " : " &amp; "Pas de valeur")
						doc.Sheets(0).getCellByPosition(zoneFic.RangeAddress.EndColumn+i+1 _
			                                ,zoneFic.RangeAddress.EndRow+nFic).string="!!!NA!!!"
			                                
					else
						doc.Sheets(0).getCellByPosition(zoneFic.RangeAddress.EndColumn+i+1 _
			                                ,zoneFic.RangeAddress.EndRow+nFic).string=r.string
					end if
					doc.Sheets(0).getCellByPosition(zoneFic.RangeAddress.EndColumn+i+1 _
			                                ,zoneFic.RangeAddress.EndRow+nFic).CellBackColor=couleurCourant
			        if couleurCourant=couleurImpaireValeur then
			        	couleurCourant=couleurPaireValeur
			        else
			        	couleurCourant=couleurImpaireValeur
			        end if 
			                    
				on error goto 0
				r=nothing
				'print(SCellule)
				'print(oDoc.Sheets(sFeuille).getCellRangeByName(SCellule).String)
			next
			'print(convertToURL(curDir() &amp; getPathSeparator &amp; sFic))
			docCible.close(True)
			couleurCourant=couleurPaireValeur
		end if
		 
		sFic=Dir()
	Wend
	avance.Text=MsgConsolidationChampsNommesFin
	'print(zoneCible.getCellByPosition(0,7).String)
	

	'DeGele les interactions utilisateur
	doc.unlockControllers
	'wait 50
	avance.end
End Sub

Private Sub Consolidation
	' Suivant les feuilles et adresses de cellules
	Dim doc as Object
	doc = thisComponent
	'Gèle les interactions utilisateur
	doc.lockControllers
	'Gestion de l'indicateur de progression
	Dim avance as Object
	avance = doc.CurrentController.StatusIndicator
	
	rem ----------------------------------------------------------------------
	Dim couleurFichier as Double
	couleurFichier = 13421772
	Dim couleurPaireValeur as Double
	couleurPaireValeur = 15132390
	Dim couleurImpaireValeur as Double
	couleurImpaireValeur = 10079487
	Dim couleurCourant as Double
	couleurCourant = couleurPaireValeur
	
	rem ----------------------------------------------------------------------
	Dim sSelFic as String
	sSelFic = doc.Sheets(0).getCellRangeByName("selfic").String
	Dim zoneCible as Object
	zoneCible = doc.Sheets(0).getCellRangeByName("zoneCible")
	Dim zoneFic as Object
	zoneFic = doc.Sheets(0).getCellRangeByName("zoneFic")
	
	rem ----------------------------------------------------------------------
	Dim sChemin as String
	sChemin = convertToURL(doc.Sheets(0).getCellRangeByName("cheminfic").String)
	Dim sFic as String
	sFic = Dir(sChemin &amp; "/" &amp; sSelFic,0)
	'Nbre de fichiers
	Dim nFic as Integer
	nFic = 0
	While sFic &lt;&gt; ""
		If (sChemin &amp; "/" &amp; sFic) &lt;&gt; doc.URL Then
			nFic = nFic+1
		End If
		sFic = Dir()
	Wend

	rem ----------------------------------------------------------------------
	Dim propFich(0) as New com.sun.star.beans.PropertyValue
	propFich(0).name = "Hidden"
	propFich(0).value = True
	

	avance.start(MsgConsolidationCellulesCibleesNomFichier,nFic)
	sFic = Dir(sChemin &amp; "/" &amp; sSelFic,0)
	nFic = 0
	While sFic &lt;&gt; ""
		If (sChemin &amp; "/" &amp; sFic) &lt;&gt; doc.URL Then
			nFic = nFic+1
			avance.Value = nFic
			avance.Text = MsgConsolidationCellulesCibleesNomFichier &amp; sFic
			'Ecriture du nom du fichier dans le tableau
			doc.Sheets(0).getCellByPosition(zoneFic.RangeAddress.EndColumn _
			                                ,zoneFic.RangeAddress.EndRow+nFic).String = sFic
			'Change la couleur de la cellule et celle juste à gauche
			doc.Sheets(0).getCellByPosition(zoneFic.RangeAddress.EndColumn _
			                                ,zoneFic.RangeAddress.EndRow+nFic).cellBackColor = couleurFichier 
			doc.Sheets(0).getCellByPosition(zoneFic.RangeAddress.EndColumn-1 _
			                                ,zoneFic.RangeAddress.EndRow+nFic).cellBackColor = couleurFichier
			'Ouverture du fichier
			Dim docCible as Object
			docCible = StarDesktop.LoadComponentFromURL( _
			                      convertToURL(curDir() &amp; getPathSeparator &amp; sFic), _
			                      "_blank", _
			                      0, _
			                      propFich())

			Dim i as Integer
			Dim sFeuille as String
			Dim SCellule as String
			For i = 0 To (zoneCible.RangeAddress.EndColumn-zoneCible.RangeAddress.StartColumn)
				sFeuille = zoneCible.getCellByPosition(i,0).String
				SCellule = zoneCible.getCellByPosition(i,1).String
				On Error Resume Next
					Dim r as Object
					r = docCible.Sheets(sFeuille).getCellRangeByName(SCellule)
					If IsNull(r) Then
						'print(sFeuille &amp; "/" &amp; SCellule &amp; " : " &amp; "Pas de valeur")
						doc.Sheets(0).getCellByPosition(zoneFic.RangeAddress.EndColumn+i+1 _
			                                ,zoneFic.RangeAddress.EndRow+nFic).String = "!!!NA!!!"
			                                
					Else
						doc.Sheets(0).getCellByPosition(zoneFic.RangeAddress.EndColumn+i+1 _
			                                ,zoneFic.RangeAddress.EndRow+nFic).String = r.String
			            'Dim sr as String
						'sr=r.String
						'print(sFeuille &amp; "/" &amp; SCellule &amp; " : " &amp; r.String)
					End If
					doc.Sheets(0).getCellByPosition(zoneFic.RangeAddress.EndColumn+i+1 _
			                                ,zoneFic.RangeAddress.EndRow+nFic).CellBackColor = couleurCourant
			        If couleurCourant = couleurImpaireValeur Then
			        	couleurCourant = couleurPaireValeur
			        Else
			        	couleurCourant = couleurImpaireValeur
			        End If 
			                    
				On Error Goto 0
				r = nothing
				'print(SCellule)
				'print(oDoc.Sheets(sFeuille).getCellRangeByName(SCellule).String)
			Next
			'print(convertToURL(curDir() &amp; getPathSeparator &amp; sFic))
			docCible.close(True)
			couleurCourant = couleurPaireValeur
		End If
		 
		sFic = Dir()
	Wend
	avance.Text = MsgConsolidationCellulesCibleesFin

	'Dégèle les interactions utilisateur
	doc.unlockControllers
	avance.end
End Sub

Private Sub ajoutCible
	Dim sNomCible as String
	Do 
		sNomCible = InputBox(MsgNomCible)
	Loop While Trim(sNomCible) = ""
	Dim sNomFeuille as String
	Do
		sNomFeuille = InputBox(MsgNomFeuille)
	Loop While Trim(sNomFeuille) = ""
	Dim sNomCell as String
	Do
		sNomCell = InputBox(MsgNomCell)
	Loop While Trim(sNomCell) = ""
	ajoutCibleParam(sNomCible,sNomFeuille,sNomCell)
End Sub


Private Sub ajoutCibleParam(sNomCible as String, sNomFeuille as String, sNomCell as String)
	Dim doc as Object
	doc = thisComponent	
	Dim zoneCible as Object
	zoneCible=doc.Sheets(0).getCellRangeByName("finZoneCible")
	doc.currentController.Select(zoneCible)

	rem ----------------------------------------------------------------------
	Dim document as Object
	Dim dispatcher as Object	
	document = doc.CurrentController.Frame
	dispatcher = createUnoService("com.sun.star.frame.DispatchHelper")

	rem ----------------------------------------------------------------------
	Dim args1(0) as New com.sun.star.beans.PropertyValue
	args1(0).Name = "Flags"
	args1(0).Value = "&gt;"
	dispatcher.executeDispatch(document, ".uno:InsertCell", "", 0, args1())
	
	Dim sel as Object
	sel = doc.currentController.Selection
	sel.getCellByPosition(0,0).String = sNomCible
	sel.getCellByPosition(0,1).String = sNomFeuille
	sel.getCellByPosition(0,2).String = sNomCell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onsolida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